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zxx" fo:country="none" officeooo:rsid="000a94ff" officeooo:paragraph-rsid="000a94ff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e16f0" officeooo:paragraph-rsid="000e16f0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zxx" fo:country="none" officeooo:rsid="001e8dfc" officeooo:paragraph-rsid="003bfe37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rsid="002b9b28" officeooo:paragraph-rsid="003bfe37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3da1bd" officeooo:paragraph-rsid="003da1bd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fo:font-weight="bold" officeooo:rsid="004cefdf" officeooo:paragraph-rsid="003da1b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 style:list-style-name="L1">
      <style:text-properties fo:language="zxx" fo:country="none" fo:font-weight="bold" officeooo:rsid="004edf54" officeooo:paragraph-rsid="004edf54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0ac0c7"/>
    </style:style>
    <style:style style:name="T2" style:family="text">
      <style:text-properties officeooo:rsid="00115f5f"/>
    </style:style>
    <style:style style:name="T3" style:family="text">
      <style:text-properties officeooo:rsid="0011ca7e"/>
    </style:style>
    <style:style style:name="T4" style:family="text">
      <style:text-properties officeooo:rsid="002d83dd"/>
    </style:style>
    <style:style style:name="T5" style:family="text">
      <style:text-properties fo:font-weight="bold" officeooo:rsid="0032618a" style:font-weight-asian="bold" style:font-weight-complex="bold"/>
    </style:style>
    <style:style style:name="T6" style:family="text">
      <style:text-properties fo:font-weight="bold" officeooo:rsid="003508f0" style:font-weight-asian="bold" style:font-weight-complex="bold"/>
    </style:style>
    <style:style style:name="T7" style:family="text">
      <style:text-properties fo:font-weight="bold" officeooo:rsid="0039d43e" style:font-weight-asian="bold" style:font-weight-complex="bold"/>
    </style:style>
    <style:style style:name="T8" style:family="text">
      <style:text-properties fo:font-weight="bold" officeooo:rsid="003bfe37" style:font-weight-asian="bold" style:font-weight-complex="bold"/>
    </style:style>
    <style:style style:name="T9" style:family="text">
      <style:text-properties officeooo:rsid="0040e3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66786595741482516" text:style-name="L1">
        <text:list-item>
          <text:p text:style-name="P1">Af því að <text:span text:style-name="T1">það ætti bara að vera til eitt ID, og forritið þarf bara að leita að einum hlut.</text:span></text:p>
        </text:list-item>
        <text:list-item>
          <text:p text:style-name="P2">Finnur <text:span text:style-name="T3">og velur</text:span> öll <text:span text:style-name="T2">eins CSS element. </text:span><text:span text:style-name="T7">Sjá "daemi2.html" </text:span><text:span text:style-name="T8">á GitHub</text:span></text:p>
        </text:list-item>
        <text:list-item>
          <text:p text:style-name="P3"><text:span text:style-name="T5">Sjá "daemi3.js"</text:span><text:span text:style-name="T7"> </text:span><text:span text:style-name="T8">á GitHub</text:span></text:p>
        </text:list-item>
        <text:list-item>
          <text:p text:style-name="P4">Það finnur <text:span text:style-name="T4">öll element sem eru með eitthvað sérstakt tag. </text:span><text:span text:style-name="T6">Sjá "daemi4.html"</text:span><text:span text:style-name="T7"> </text:span><text:span text:style-name="T8">á GitHub</text:span></text:p>
        </text:list-item>
        <text:list-item>
          <text:p text:style-name="P5">Whitespace Nodes <text:span text:style-name="T9">eru hnútar sem flestir browserar bæta við þegar þeir sjá bil eða eitthvað þannig og besta leiðin til að komast hjá þessu er að nota jQuery, sem lagar svona vandamál.</text:span></text:p>
        </text:list-item>
        <text:list-item>
          <text:p text:style-name="P6">Sjá "daemi6.html" á GitHub</text:p>
        </text:list-item>
        <text:list-item>
          <text:p text:style-name="P7">http://tsuts.tskoli.is/2t/2605993489/VEF2B3U/Verkefni%205/daemi7/index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20:27.963000000</meta:creation-date>
    <dc:date>2017-09-28T23:05:45.355000000</dc:date>
    <meta:editing-duration>PT2H36M26S</meta:editing-duration>
    <meta:editing-cycles>41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7" meta:word-count="93" meta:character-count="559" meta:non-whitespace-character-count="480"/>
  </office:meta>
</office:document-meta>
</file>